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24-05-01 12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24-03-01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23-12-11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23-10-04 14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23-06-14 19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23-05-03 16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23-02-22 15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23-02-08 17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22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22-10-21 17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22-06-15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22-04-28 16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22-03-03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21-10-27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21-09-17 17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21-08-30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21-07-13 17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21-04-27 18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21-03-04 20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20-10-08 13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20-06-02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20-04-15 17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20-04-10 16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20-01-17 16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19-12-12 13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19-10-23 17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19-08-07 17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19-06-19 1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19-05-01 1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19-04-01 15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19-01-30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18-12-10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18-10-03 13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18-08-01 15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18-06-25 14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18-04-27 12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18-04-26 13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18-04-25 14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18-04-09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18-03-14 18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18-01-24 17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17-11-16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17-08-15 15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17-06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17-05-02 18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17-02-13 13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16-10-17 17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16-08-11 14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16-06-09 14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16-05-16 14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16-05-04 12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16-04-20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16-03-22 14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16-02-11 12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16-01-12 14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15-12-03 11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15-11-09 15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15-10-28 1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15-09-01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15-08-06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15-07-14 11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15-06-16 15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15-05-07 13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15-04-24 12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15-03-09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15-02-09 17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15-01-05 16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14-12-15 17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14-11-14 13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14-10-29 15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14-09-22 14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14-08-29 13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14-07-30 12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14-06-19 18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14-05-28 14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14-01-24 14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13-12-09 13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13-11-25 17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13-09-27 15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13-08-30 14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13-08-01 1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13-06-14 13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13-05-13 13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13-03-12 14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13-01-25 15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12-11-28 16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12-10-26 13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12-09-24 13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12-08-31 14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12-07-20 17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12-06-25 13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12-05-17 14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12-04-04 16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12-03-15 14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12-02-14 15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12-01-31 16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11-12-21 18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11-11-29 1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11-10-27 14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11-09-20 13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11-08-30 17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11-07-26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11-06-27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11-05-27 15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11-05-04 14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11-03-23 14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11-01-30 17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10-11-30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10-10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10-08-20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10-06-28 14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10-04-27 14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10-03-26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10-02-26 1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9-11-27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9-10-26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9-09-21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9-08-26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9-07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9-06-12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9-05-21 14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9-04-28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9-03-30 17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9-02-26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9-01-28 18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8-12-10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8-11-10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8-09-17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8-07-24 18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8-05-15 18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8-04-04 20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8-03-04 18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8-02-05 18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8-01-11 19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7-11-26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7-10-23 20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7-09-19 13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7-07-05 18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7-06-08 12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7-05-07 18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7-04-04 16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7-03-01 18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7-02-09 19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7-01-03 19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6-12-19 19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6-11-01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6-10-26 18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6-09-08 17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6-08-04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6-07-24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6-06-27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6-05-09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6-04-06 19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6-03-02 16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6-02-09 18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6-01-20 17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5-12-14 18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5-11-03 13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5-10-27 20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5-09-07 18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5-08-16 18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5-07-08 16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5-06-23 19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5-05-09 17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5-04-22 13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5-03-14 18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5-02-11 18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5-01-05 17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4-12-08 18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4-11-08 18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4-10-18 20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4-09-07 17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4-08-27 13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4-07-13 18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4-06-25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4-05-07 17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4-04-02 18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4-03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4-02-10 19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4-01-09 17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3-12-18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3-11-19 16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3-10-08 1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3-09-02 18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3-08-18 18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3-07-09 19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3-06-16 19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3-05-13 19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3-04-29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3-02-10 17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3-01-27 18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2-12-18 1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2-11-12 17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2-09-12 13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2-07-10 1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2-06-19 18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2-05-10 12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2-04-30 1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2-03-19 13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2-02-27 1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1-12-28 15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1-11-15 13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1-10-17 17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1-09-18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1-08-22 13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1-06-28 15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1-05-11 14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1-04-17 1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1-03-30 16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1-02-15 13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1-01-04 16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0-12-15 13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0-11-08 14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0-09-20 13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0-09-07 1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0-08-08 18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0-07-27 18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0-06-30 11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0-05-12 18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2000-02-24 15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99-10-29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99-09-30 1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99-08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99-06-28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98-12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98-05-21 19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98-04-21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98-03-23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98-02-27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98-01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97-12-11 14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97-11-12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97-10-16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97-08-06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97-07-11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97-06-10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97-05-15 1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97-03-12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97-02-19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97-01-16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96-11-19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96-09-06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96-08-19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96-07-10 14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96-06-25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96-05-01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96-04-09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96-03-05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96-02-09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95-12-04 17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95-11-07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95-10-04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95-09-12 15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95-07-14 14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95-06-16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95-05-22 1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95-04-10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95-03-1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95-02-16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95-01-20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94-12-27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94-11-14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94-10-11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94-06-14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94-05-20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94-03-11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94-02-11 14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94-01-19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93-12-22 15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93-11-24 14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93-10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93-09-14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93-07-28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93-05-17 14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93-04-29 17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93-03-31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93-02-19 13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93-01-15 11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92-12-02 16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92-11-12 18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92-10-29 14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92-09-04 13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92-07-13 15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92-06-25 12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92-05-27 20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92-04-09 17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92-03-11 18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92-02-28 17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92-01-24 19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91-12-13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91-11-18 17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91-10-29 18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91-08-16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91-07-12 14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91-06-12 13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91-05-22 18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91-04-30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91-03-25 18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91-02-28 12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91-01-15 17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90-12-18 14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90-11-08 18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90-10-03 18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90-09-12 14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90-07-19 14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90-06-22 12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90-05-10 17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90-04-16 15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90-03-23 14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90-01-17 18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89-09-08 17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89-08-09 19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89-07-11 19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89-06-06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89-05-10 19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89-04-05 19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89-03-09 18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89-02-06 17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89-01-12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88-12-08 14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88-11-04 20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88-10-04 20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88-09-02 17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88-08-02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88-07-11 1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88-06-02 21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88-05-18 15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88-05-10 21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88-03-2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88-01-27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87-12-14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87-11-02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87-09-22 1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87-08-10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87-06-30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87-05-14 1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87-04-06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87-03-02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87-01-14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86-11-18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86-09-29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86-07-28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86-06-30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86-05-1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86-04-2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86-02-25 1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86-02-05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2515065594100</text:p>
          </table:table-cell>
          <table:table-cell office:value-type="string" calcext:value-type="string">
            <text:p>1986-01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2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776" meta:object-count="0"/>
    <meta:user-defined meta:name="AppVersion">3.0</meta:user-defined>
  </office:meta>
</office:document-meta>
</file>